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59.97mm" svg:height="90.04mm" svg:x="166.85mm" svg:y="47.55mm">
            <loext:p draw:notify-on-update-of-ranges="Tabelle1.A5:Tabelle1.A5 Tabelle1.A6:Tabelle1.A20 Tabelle1.F5:Tabelle1.F5 Tabelle1.F6:Tabelle1.F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4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lin</text:p>
          </table:table-cell>
          <table:table-cell table:formula="of:=SLOPE([.A6:.A17];[.E6:.E17])" office:value-type="float" office:value="1.16694727700473" calcext:value-type="float">
            <text:p>1,166947277</text:p>
          </table:table-cell>
        </table:table-row>
        <table:table-row table:style-name="ro1">
          <table:table-cell table:style-name="Default" office:value-type="string" calcext:value-type="string">
            <text:p>a</text:p>
          </table:table-cell>
          <table:table-cell office:value-type="float" office:value="7.2" calcext:value-type="float">
            <text:p>7,2</text:p>
          </table:table-cell>
          <table:table-cell table:style-name="Default" table:number-columns-repeated="4"/>
          <table:table-cell table:style-name="Default" office:value-type="string" calcext:value-type="string">
            <text:p>const</text:p>
          </table:table-cell>
          <table:table-cell table:formula="of:=INTERCEPT([.A5:.A17];[.E5:.E17])+2" office:value-type="float" office:value="2.23068264015493" calcext:value-type="float">
            <text:p>2,2306826402</text:p>
          </table:table-cell>
        </table:table-row>
        <table:table-row table:style-name="ro1">
          <table:table-cell table:style-name="Default"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slats</text:p>
          </table:table-cell>
          <table:table-cell office:value-type="string" calcext:value-type="string">
            <text:p>beta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c</text:p>
          </table:table-cell>
          <table:table-cell table:style-name="ce3" office:value-type="string" calcext:value-type="string">
            <text:p>elevation</text:p>
          </table:table-cell>
          <table:table-cell table:style-name="ce3" office:value-type="string" calcext:value-type="string">
            <text:p>approximation of slat position</text:p>
          </table:table-cell>
          <table:table-cell table:style-name="Default"/>
          <table:table-cell/>
        </table:table-row>
        <table:table-row table:style-name="ro1">
          <table:table-cell table:formula="of:=50-[.B6]*50/7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$B$3]*COS([.B6])" office:value-type="float" office:value="8" calcext:value-type="float">
            <text:p>8,00</text:p>
          </table:table-cell>
          <table:table-cell table:formula="of:=[.$B$3]*SIN(RADIANS([.B6]))" office:value-type="float" office:value="0" calcext:value-type="float">
            <text:p>0,00</text:p>
          </table:table-cell>
          <table:table-cell table:formula="of:=DEGREES(ATAN(([.$B$2]-[.D6])/[.C6]))" office:value-type="float" office:value="41.9872124958167" calcext:value-type="float">
            <text:p>42</text:p>
          </table:table-cell>
          <table:table-cell table:formula="of:=[.E6]*[.$H$1]+[.$H$2]" office:value-type="float" office:value="51.2275459311672" calcext:value-type="float">
            <text:p>51</text:p>
          </table:table-cell>
          <table:table-cell table:number-columns-repeated="2"/>
        </table:table-row>
        <table:table-row table:style-name="ro1">
          <table:table-cell table:formula="of:=50-[.B7]*50/70" office:value-type="float" office:value="46.4285714285714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[.$B$3]*COS(RADIANS([.B7]))" office:value-type="float" office:value="7.96955758473396" calcext:value-type="float">
            <text:p>7,97</text:p>
          </table:table-cell>
          <table:table-cell table:formula="of:=[.$B$3]*SIN(RADIANS([.B7]))" office:value-type="float" office:value="0.697245941981265" calcext:value-type="float">
            <text:p>0,70</text:p>
          </table:table-cell>
          <table:table-cell table:formula="of:=DEGREES(ATAN(([.$B$2]-[.D7])/[.C7]))" office:value-type="float" office:value="39.2126975317046" calcext:value-type="float">
            <text:p>39</text:p>
          </table:table-cell>
          <table:table-cell table:formula="of:=[.E7]*[.$H$1]+[.$H$2]" office:value-type="float" office:value="47.9898332487877" calcext:value-type="float">
            <text:p>48</text:p>
          </table:table-cell>
          <table:table-cell table:number-columns-repeated="2"/>
        </table:table-row>
        <table:table-row table:style-name="ro1">
          <table:table-cell table:formula="of:=50-[.B8]*50/70" office:value-type="float" office:value="42.8571428571429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[.$B$3]*COS(RADIANS([.B8]))" office:value-type="float" office:value="7.87846202409766" calcext:value-type="float">
            <text:p>7,88</text:p>
          </table:table-cell>
          <table:table-cell table:formula="of:=[.$B$3]*SIN(RADIANS([.B8]))" office:value-type="float" office:value="1.38918542133544" calcext:value-type="float">
            <text:p>1,39</text:p>
          </table:table-cell>
          <table:table-cell table:formula="of:=DEGREES(ATAN(([.$B$2]-[.D8])/[.C8]))" office:value-type="float" office:value="36.4108887188637" calcext:value-type="float">
            <text:p>36</text:p>
          </table:table-cell>
          <table:table-cell table:formula="of:=[.E8]*[.$H$1]+[.$H$2]" office:value-type="float" office:value="44.7202700839553" calcext:value-type="float">
            <text:p>45</text:p>
          </table:table-cell>
          <table:table-cell table:number-columns-repeated="2"/>
        </table:table-row>
        <table:table-row table:style-name="ro1">
          <table:table-cell table:formula="of:=50-[.B9]*50/70" office:value-type="float" office:value="39.2857142857143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formula="of:=[.$B$3]*COS(RADIANS([.B9]))" office:value-type="float" office:value="7.72740661031255" calcext:value-type="float">
            <text:p>7,73</text:p>
          </table:table-cell>
          <table:table-cell table:formula="of:=[.$B$3]*SIN(RADIANS([.B9]))" office:value-type="float" office:value="2.07055236082017" calcext:value-type="float">
            <text:p>2,07</text:p>
          </table:table-cell>
          <table:table-cell table:formula="of:=DEGREES(ATAN(([.$B$2]-[.D9])/[.C9]))" office:value-type="float" office:value="33.5761818854524" calcext:value-type="float">
            <text:p>34</text:p>
          </table:table-cell>
          <table:table-cell table:formula="of:=[.E9]*[.$H$1]+[.$H$2]" office:value-type="float" office:value="41.4123166635992" calcext:value-type="float">
            <text:p>41</text:p>
          </table:table-cell>
          <table:table-cell table:number-columns-repeated="2"/>
        </table:table-row>
        <table:table-row table:style-name="ro1">
          <table:table-cell table:formula="of:=50-[.B10]*50/70" office:value-type="float" office:value="35.7142857142857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formula="of:=[.$B$3]*COS(RADIANS([.B10]))" office:value-type="float" office:value="7.51754096628727" calcext:value-type="float">
            <text:p>7,52</text:p>
          </table:table-cell>
          <table:table-cell table:formula="of:=[.$B$3]*SIN(RADIANS([.B10]))" office:value-type="float" office:value="2.73616114660535" calcext:value-type="float">
            <text:p>2,74</text:p>
          </table:table-cell>
          <table:table-cell table:formula="of:=DEGREES(ATAN(([.$B$2]-[.D10])/[.C10]))" office:value-type="float" office:value="30.7014068611741" calcext:value-type="float">
            <text:p>31</text:p>
          </table:table-cell>
          <table:table-cell table:formula="of:=[.E10]*[.$H$1]+[.$H$2]" office:value-type="float" office:value="38.0576057770164" calcext:value-type="float">
            <text:p>38</text:p>
          </table:table-cell>
          <table:table-cell table:number-columns-repeated="2"/>
        </table:table-row>
        <table:table-row table:style-name="ro1">
          <table:table-cell table:formula="of:=50-[.B11]*50/70" office:value-type="float" office:value="32.1428571428571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[.$B$3]*COS(RADIANS([.B11]))" office:value-type="float" office:value="7.2504622962932" calcext:value-type="float">
            <text:p>7,25</text:p>
          </table:table-cell>
          <table:table-cell table:formula="of:=[.$B$3]*SIN(RADIANS([.B11]))" office:value-type="float" office:value="3.3809460939256" calcext:value-type="float">
            <text:p>3,38</text:p>
          </table:table-cell>
          <table:table-cell table:formula="of:=DEGREES(ATAN(([.$B$2]-[.D11])/[.C11]))" office:value-type="float" office:value="27.7772326274856" calcext:value-type="float">
            <text:p>28</text:p>
          </table:table-cell>
          <table:table-cell table:formula="of:=[.E11]*[.$H$1]+[.$H$2]" office:value-type="float" office:value="34.6452486175262" calcext:value-type="float">
            <text:p>35</text:p>
          </table:table-cell>
          <table:table-cell table:number-columns-repeated="2"/>
        </table:table-row>
        <table:table-row table:style-name="ro1">
          <table:table-cell table:formula="of:=50-[.B12]*50/70" office:value-type="float" office:value="28.5714285714286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[.$B$3]*COS(RADIANS([.B12]))" office:value-type="float" office:value="6.92820323027551" calcext:value-type="float">
            <text:p>6,93</text:p>
          </table:table-cell>
          <table:table-cell table:formula="of:=[.$B$3]*SIN(RADIANS([.B12]))" office:value-type="float" office:value="4" calcext:value-type="float">
            <text:p>4,00</text:p>
          </table:table-cell>
          <table:table-cell table:formula="of:=DEGREES(ATAN(([.$B$2]-[.D12])/[.C12]))" office:value-type="float" office:value="24.7912808971449" calcext:value-type="float">
            <text:p>25</text:p>
          </table:table-cell>
          <table:table-cell table:formula="of:=[.E12]*[.$H$1]+[.$H$2]" office:value-type="float" office:value="31.1608003765376" calcext:value-type="float">
            <text:p>31</text:p>
          </table:table-cell>
          <table:table-cell table:number-columns-repeated="2"/>
        </table:table-row>
        <table:table-row table:style-name="ro1">
          <table:table-cell table:formula="of:=50-[.B13]*50/70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[.$B$3]*COS(RADIANS([.B13]))" office:value-type="float" office:value="6.55321635431193" calcext:value-type="float">
            <text:p>6,55</text:p>
          </table:table-cell>
          <table:table-cell table:formula="of:=[.$B$3]*SIN(RADIANS([.B13]))" office:value-type="float" office:value="4.58861149080837" calcext:value-type="float">
            <text:p>4,59</text:p>
          </table:table-cell>
          <table:table-cell table:formula="of:=DEGREES(ATAN(([.$B$2]-[.D13])/[.C13]))" office:value-type="float" office:value="21.7267671850474" calcext:value-type="float">
            <text:p>22</text:p>
          </table:table-cell>
          <table:table-cell table:formula="of:=[.E13]*[.$H$1]+[.$H$2]" office:value-type="float" office:value="27.5846744448617" calcext:value-type="float">
            <text:p>28</text:p>
          </table:table-cell>
          <table:table-cell table:number-columns-repeated="2"/>
        </table:table-row>
        <table:table-row table:style-name="ro1">
          <table:table-cell table:formula="of:=50-[.B14]*50/70" office:value-type="float" office:value="21.4285714285714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[.$B$3]*COS(RADIANS([.B14]))" office:value-type="float" office:value="6.12835554495182" calcext:value-type="float">
            <text:p>6,13</text:p>
          </table:table-cell>
          <table:table-cell table:formula="of:=[.$B$3]*SIN(RADIANS([.B14]))" office:value-type="float" office:value="5.14230087749231" calcext:value-type="float">
            <text:p>5,14</text:p>
          </table:table-cell>
          <table:table-cell table:formula="of:=DEGREES(ATAN(([.$B$2]-[.D14])/[.C14]))" office:value-type="float" office:value="18.5603483671076" calcext:value-type="float">
            <text:p>19</text:p>
          </table:table-cell>
          <table:table-cell table:formula="of:=[.E14]*[.$H$1]+[.$H$2]" office:value-type="float" office:value="23.8896306274103" calcext:value-type="float">
            <text:p>24</text:p>
          </table:table-cell>
          <table:table-cell table:number-columns-repeated="2"/>
        </table:table-row>
        <table:table-row table:style-name="ro1">
          <table:table-cell table:formula="of:=50-[.B15]*50/70" office:value-type="float" office:value="17.8571428571429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formula="of:=[.$B$3]*COS(RADIANS([.B15]))" office:value-type="float" office:value="5.65685424949238" calcext:value-type="float">
            <text:p>5,66</text:p>
          </table:table-cell>
          <table:table-cell table:formula="of:=[.$B$3]*SIN(RADIANS([.B15]))" office:value-type="float" office:value="5.65685424949238" calcext:value-type="float">
            <text:p>5,66</text:p>
          </table:table-cell>
          <table:table-cell table:formula="of:=DEGREES(ATAN(([.$B$2]-[.D15])/[.C15]))" office:value-type="float" office:value="15.2585814893694" calcext:value-type="float">
            <text:p>15</text:p>
          </table:table-cell>
          <table:table-cell table:formula="of:=[.E15]*[.$H$1]+[.$H$2]" office:value-type="float" office:value="20.0366427601293" calcext:value-type="float">
            <text:p>20</text:p>
          </table:table-cell>
          <table:table-cell table:number-columns-repeated="2"/>
        </table:table-row>
        <table:table-row table:style-name="ro1">
          <table:table-cell table:formula="of:=50-[.B16]*50/70" office:value-type="float" office:value="14.2857142857143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$B$3]*COS(RADIANS([.B16]))" office:value-type="float" office:value="5.14230087749232" calcext:value-type="float">
            <text:p>5,14</text:p>
          </table:table-cell>
          <table:table-cell table:formula="of:=[.$B$3]*SIN(RADIANS([.B16]))" office:value-type="float" office:value="6.12835554495182" calcext:value-type="float">
            <text:p>6,13</text:p>
          </table:table-cell>
          <table:table-cell table:formula="of:=DEGREES(ATAN(([.$B$2]-[.D16])/[.C16]))" office:value-type="float" office:value="11.7718317399361" calcext:value-type="float">
            <text:p>12</text:p>
          </table:table-cell>
          <table:table-cell table:formula="of:=[.E16]*[.$H$1]+[.$H$2]" office:value-type="float" office:value="15.9677896344313" calcext:value-type="float">
            <text:p>16</text:p>
          </table:table-cell>
          <table:table-cell table:number-columns-repeated="2"/>
        </table:table-row>
        <table:table-row table:style-name="ro1">
          <table:table-cell table:formula="of:=50-[.B17]*50/70" office:value-type="float" office:value="10.7142857142857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formula="of:=[.$B$3]*COS(RADIANS([.B17]))" office:value-type="float" office:value="4.58861149080837" calcext:value-type="float">
            <text:p>4,59</text:p>
          </table:table-cell>
          <table:table-cell table:formula="of:=[.$B$3]*SIN(RADIANS([.B17]))" office:value-type="float" office:value="6.55321635431193" calcext:value-type="float">
            <text:p>6,55</text:p>
          </table:table-cell>
          <table:table-cell table:formula="of:=DEGREES(ATAN(([.$B$2]-[.D17])/[.C17]))" office:value-type="float" office:value="8.0232189273957" calcext:value-type="float">
            <text:p>8</text:p>
          </table:table-cell>
          <table:table-cell table:formula="of:=[.E17]*[.$H$1]+[.$H$2]" office:value-type="float" office:value="11.593356120292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50-[.B18]*50/70" office:value-type="float" office:value="7.14285714285715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$B$3]*COS(RADIANS([.B18]))" office:value-type="float" office:value="4" calcext:value-type="float">
            <text:p>4,00</text:p>
          </table:table-cell>
          <table:table-cell table:formula="of:=[.$B$3]*SIN(RADIANS([.B18]))" office:value-type="float" office:value="6.92820323027551" calcext:value-type="float">
            <text:p>6,93</text:p>
          </table:table-cell>
          <table:table-cell table:formula="of:=DEGREES(ATAN(([.$B$2]-[.D18])/[.C18]))" office:value-type="float" office:value="3.88722673361725" calcext:value-type="float">
            <text:p>4</text:p>
          </table:table-cell>
          <table:table-cell table:formula="of:=[.E18]*[.$H$1]+[.$H$2]" office:value-type="float" office:value="6.76687129204958" calcext:value-type="float">
            <text:p>7</text:p>
          </table:table-cell>
          <table:table-cell table:number-columns-repeated="2"/>
        </table:table-row>
        <table:table-row table:style-name="ro1">
          <table:table-cell table:formula="of:=50-[.B19]*50/70" office:value-type="float" office:value="3.57142857142857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formula="of:=[.$B$3]*COS(RADIANS([.B19]))" office:value-type="float" office:value="3.3809460939256" calcext:value-type="float">
            <text:p>3,38</text:p>
          </table:table-cell>
          <table:table-cell table:formula="of:=[.$B$3]*SIN(RADIANS([.B19]))" office:value-type="float" office:value="7.2504622962932" calcext:value-type="float">
            <text:p>7,25</text:p>
          </table:table-cell>
          <table:table-cell table:formula="of:=DEGREES(ATAN(([.$B$2]-[.D19])/[.C19]))" office:value-type="float" office:value="-0.855104415612202" calcext:value-type="float">
            <text:p>-1</text:p>
          </table:table-cell>
          <table:table-cell table:formula="of:=[.E19]*[.$H$1]+[.$H$2]" office:value-type="float" office:value="1.23282087080155" calcext:value-type="float">
            <text:p>1</text:p>
          </table:table-cell>
          <table:table-cell table:number-columns-repeated="2"/>
        </table:table-row>
        <table:table-row table:style-name="ro1">
          <table:table-cell table:formula="of:=50-[.B20]*50/7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$B$3]*COS(RADIANS([.B20]))" office:value-type="float" office:value="2.73616114660535" calcext:value-type="float">
            <text:p>2,74</text:p>
          </table:table-cell>
          <table:table-cell table:formula="of:=[.$B$3]*SIN(RADIANS([.B20]))" office:value-type="float" office:value="7.51754096628727" calcext:value-type="float">
            <text:p>7,52</text:p>
          </table:table-cell>
          <table:table-cell table:formula="of:=DEGREES(ATAN(([.$B$2]-[.D20])/[.C20]))" office:value-type="float" office:value="-6.61976020373379" calcext:value-type="float">
            <text:p>-7</text:p>
          </table:table-cell>
          <table:table-cell table:formula="of:=[.E20]*[.$H$1]+[.$H$2]" office:value-type="float" office:value="-5.49422850401651" calcext:value-type="float">
            <text:p>-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ce1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8:18:28.261918076</meta:creation-date>
    <dc:date>2016-09-02T19:33:12.307217563</dc:date>
    <meta:editing-duration>PT23M6S</meta:editing-duration>
    <meta:editing-cycles>2</meta:editing-cycles>
    <meta:generator>LibreOffice/5.1.4.2$Linux_X86_64 LibreOffice_project/10m0$Build-2</meta:generator>
    <meta:document-statistic meta:table-count="1" meta:cell-count="1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0.156cm" svg:y="3.954cm" style:legend-expansion="high" chart:style-name="ch2"/>
        <chart:plot-area chart:style-name="ch3" table:cell-range-address="Tabelle1.A5:Tabelle1.A20 Tabelle1.F5:Tabelle1.F20" chart:data-source-has-labels="row" svg:x="0.319cm" svg:y="0.18cm" svg:width="9.518cm" svg:height="8.645cm">
          <chartooo:coordinate-region svg:x="1.046cm" svg:y="0.38cm" svg:width="8.604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A6:Tabelle1.A20" chart:label-cell-address="Tabelle1.A5:Tabelle1.A5" chart:class="chart:line">
            <chart:data-point chart:repeated="15"/>
          </chart:series>
          <chart:series chart:style-name="ch8" chart:values-cell-range-address="Tabelle1.F6:Tabelle1.F20" chart:label-cell-address="Tabelle1.F5:Tabelle1.F5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ats</text:p>
                <draw:g>
                  <svg:desc>Tabelle1.A5:Tabelle1.A5</svg:desc>
                </draw:g>
              </table:table-cell>
              <table:table-cell office:value-type="string">
                <text:p>approximation of slat position</text:p>
                <draw:g>
                  <svg:desc>Tabelle1.F5:Tabelle1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abelle1.A6:Tabelle1.A20</svg:desc>
                </draw:g>
              </table:table-cell>
              <table:table-cell office:value-type="float" office:value="51.2275459311672">
                <text:p>51.2275459311672</text:p>
                <draw:g>
                  <svg:desc>Tabelle1.F6:Tabelle1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4285714285714">
                <text:p>46.4285714285714</text:p>
              </table:table-cell>
              <table:table-cell office:value-type="float" office:value="47.9898332487877">
                <text:p>47.9898332487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44.7202700839553">
                <text:p>44.7202700839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.2857142857143">
                <text:p>39.2857142857143</text:p>
              </table:table-cell>
              <table:table-cell office:value-type="float" office:value="41.4123166635992">
                <text:p>41.4123166635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.7142857142857">
                <text:p>35.7142857142857</text:p>
              </table:table-cell>
              <table:table-cell office:value-type="float" office:value="38.0576057770164">
                <text:p>38.0576057770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1428571428571">
                <text:p>32.1428571428571</text:p>
              </table:table-cell>
              <table:table-cell office:value-type="float" office:value="34.6452486175262">
                <text:p>34.6452486175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31.1608003765376">
                <text:p>31.1608003765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27.5846744448617">
                <text:p>27.5846744448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23.8896306274103">
                <text:p>23.8896306274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8571428571429">
                <text:p>17.8571428571429</text:p>
              </table:table-cell>
              <table:table-cell office:value-type="float" office:value="20.0366427601293">
                <text:p>20.0366427601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15.9677896344313">
                <text:p>15.9677896344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7142857142857">
                <text:p>10.7142857142857</text:p>
              </table:table-cell>
              <table:table-cell office:value-type="float" office:value="11.5933561202922">
                <text:p>11.59335612029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4285714285715">
                <text:p>7.14285714285715</text:p>
              </table:table-cell>
              <table:table-cell office:value-type="float" office:value="6.76687129204958">
                <text:p>6.76687129204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1.23282087080155">
                <text:p>1.23282087080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5.49422850401651">
                <text:p>-5.49422850401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